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d0d4b"/>
    </style:style>
    <style:style style:name="P2" style:family="paragraph" style:parent-style-name="Text_20_body">
      <style:text-properties officeooo:paragraph-rsid="000f02c9"/>
    </style:style>
    <style:style style:name="P3" style:family="paragraph" style:parent-style-name="Text_20_body">
      <style:text-properties officeooo:paragraph-rsid="0010866a"/>
    </style:style>
    <style:style style:name="P4" style:family="paragraph" style:parent-style-name="Heading_20_1">
      <style:text-properties officeooo:paragraph-rsid="000d0d4b"/>
    </style:style>
    <style:style style:name="P5" style:family="paragraph" style:parent-style-name="Heading_20_2">
      <style:text-properties officeooo:paragraph-rsid="000d0d4b"/>
    </style:style>
    <style:style style:name="P6" style:family="paragraph" style:parent-style-name="Heading_20_2">
      <style:text-properties officeooo:paragraph-rsid="000f02c9"/>
    </style:style>
    <style:style style:name="P7" style:family="paragraph" style:parent-style-name="Heading_20_3">
      <style:text-properties officeooo:paragraph-rsid="000f02c9"/>
    </style:style>
    <style:style style:name="T1" style:family="text">
      <style:text-properties officeooo:rsid="000d0d4b"/>
    </style:style>
    <style:style style:name="T2" style:family="text">
      <style:text-properties officeooo:rsid="000f02c9"/>
    </style:style>
    <style:style style:name="T3" style:family="text">
      <style:text-properties officeooo:rsid="0010866a"/>
    </style:style>
    <style:style style:name="T4" style:family="text">
      <style:text-properties officeooo:rsid="0010cbd1"/>
    </style:style>
    <style:style style:name="T5" style:family="text">
      <style:text-properties officeooo:rsid="0011ed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Modules, Applications and Tools</text:span></text:h>
      <text:p text:style-name="P1"><text:span text:style-name="T1">Where to find what, and what to expect to begin with.</text:span></text:p>
      <text:h text:style-name="P6" text:outline-level="2"><text:span text:style-name="T2">Main Application</text:span></text:h>
      <text:p text:style-name="P2"><text:span text:style-name="T2">When all drivers are up and running, the system is online. All other applications and tools will be supplementary! Configuration, visualization and data recording can be used concurrently.</text:span></text:p>
      <text:h text:style-name="P5" text:outline-level="2"><text:span text:style-name="T1">Drivers</text:span></text:h>
      <text:p text:style-name="P1"><text:span text:style-name="T1">C++ Drivers, this is separated into the main hardware driver that connects to th actual hardware, and the processing software that interprets the, eventually preprocessed, hardware input, and issues respective actions, e.g. keypress events and the likes.</text:span></text:p>
      <text:p text:style-name="P3"><text:span text:style-name="T3">Note that, </text:span><text:span text:style-name="T5">in the end, </text:span><text:span text:style-name="T3">drivers will probably be libraries, which will be invoked from python! </text:span><text:span text:style-name="T4">They will have a proper C++ entry point (main) first, though.</text:span></text:p>
      <text:p text:style-name="P2"><text:span text:style-name="T2">Base directory for driver sources is: 'airboard/src/drivers/'.</text:span></text:p>
      <text:h text:style-name="P7" text:outline-level="3"><text:span text:style-name="T2">Hardware Driver (preliminary)</text:span></text:h>
      <text:p text:style-name="P2"><text:span text:style-name="T2">Source to be found at 'airboard/src/drivers/hardware_driver'.</text:span></text:p>
      <text:h text:style-name="P7" text:outline-level="3"><text:span text:style-name="T2">Pose Interpreter</text:span></text:h>
      <text:p text:style-name="P2"><text:span text:style-name="T2">Source to be found at 'airboard/src/drivers/pose_interpre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ge Herber</meta:initial-creator>
    <meta:creation-date>2014-03-07T00:48:27</meta:creation-date>
    <dc:date>2014-03-07T01:16:58</dc:date>
    <dc:creator>Torge Herber</dc:creator>
    <meta:editing-duration>PT21M23S</meta:editing-duration>
    <meta:editing-cycles>6</meta:editing-cycles>
    <meta:generator>LibreOffice/4.0.2.2$Linux_X86_64 LibreOffice_project/400m0$Build-2</meta:generator>
    <meta:document-statistic meta:table-count="0" meta:image-count="0" meta:object-count="0" meta:page-count="1" meta:paragraph-count="12" meta:word-count="134" meta:character-count="934" meta:non-whitespace-character-count="812"/>
  </office:meta>
</office:document-meta>
</file>